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sswordInputTagTests.passwordValueIsNotRendered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sswordInputTagTests.passwordValueIsRenderedIfShowPasswordAttributeIsSetTo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sswordInputTagTests.dynamicTyp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sswordInputTagTests.createTag( final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sswordInputTagTests.getPasswor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wordInputTagTests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wordInputTagTests.createTa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wordInputTagTests.assertValueAttribute( String output , String expected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sswordInputTagTests.passwordValueIsNotRenderedIfShowPasswordAttributeIsSetTo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